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officeooo:rsid="001d80e1" officeooo:paragraph-rsid="001d80e1" style:font-size-asian="17.5pt" style:font-size-complex="20pt"/>
    </style:style>
    <style:style style:name="P2" style:family="paragraph" style:parent-style-name="Standard">
      <style:text-properties fo:font-size="20pt" officeooo:rsid="001f4866" officeooo:paragraph-rsid="001f4866" style:font-size-asian="17.5pt" style:font-size-complex="20pt"/>
    </style:style>
    <style:style style:name="P3" style:family="paragraph" style:parent-style-name="Standard">
      <style:text-properties fo:font-size="20pt" officeooo:rsid="002abfa1" officeooo:paragraph-rsid="002abfa1" style:font-size-asian="17.5pt" style:font-size-complex="20pt"/>
    </style:style>
    <style:style style:name="P4" style:family="paragraph" style:parent-style-name="Standard">
      <style:text-properties fo:font-size="20pt" officeooo:rsid="001f4866" officeooo:paragraph-rsid="001f4866" style:font-size-asian="20pt" style:font-size-complex="20pt"/>
    </style:style>
    <style:style style:name="P5" style:family="paragraph" style:parent-style-name="Standard">
      <style:text-properties fo:font-size="20pt" style:text-underline-style="none" officeooo:rsid="001f4866" officeooo:paragraph-rsid="001f4866" style:font-size-asian="17.5pt" style:font-size-complex="20pt"/>
    </style:style>
    <style:style style:name="P6" style:family="paragraph" style:parent-style-name="Standard">
      <style:text-properties fo:font-size="32pt" officeooo:rsid="001d80e1" officeooo:paragraph-rsid="001d80e1" style:font-size-asian="32pt" style:font-size-complex="32pt"/>
    </style:style>
    <style:style style:name="P7" style:family="paragraph" style:parent-style-name="Standard">
      <style:text-properties fo:font-size="14pt" officeooo:rsid="001f4866" officeooo:paragraph-rsid="001f4866" style:font-size-asian="12.25pt" style:font-size-complex="14pt"/>
    </style:style>
    <style:style style:name="P8" style:family="paragraph" style:parent-style-name="Standard">
      <style:text-properties fo:font-size="14pt" officeooo:rsid="00207e46" officeooo:paragraph-rsid="00207e46" style:font-size-asian="12.25pt" style:font-size-complex="14pt"/>
    </style:style>
    <style:style style:name="P9" style:family="paragraph" style:parent-style-name="Standard">
      <style:text-properties fo:font-size="14pt" officeooo:rsid="0020e3ec" officeooo:paragraph-rsid="00229c86" style:font-size-asian="12.25pt" style:font-size-complex="14pt"/>
    </style:style>
    <style:style style:name="P10" style:family="paragraph" style:parent-style-name="Standard">
      <style:text-properties fo:font-size="14pt" officeooo:rsid="00229c86" officeooo:paragraph-rsid="00229c86" style:font-size-asian="12.25pt" style:font-size-complex="14pt"/>
    </style:style>
    <style:style style:name="P11" style:family="paragraph" style:parent-style-name="Standard">
      <style:text-properties fo:font-size="14pt" style:text-underline-style="none" officeooo:rsid="002548dc" officeooo:paragraph-rsid="002548dc" style:font-size-asian="12.25pt" style:font-size-complex="14pt"/>
    </style:style>
    <style:style style:name="P12" style:family="paragraph" style:parent-style-name="Standard">
      <style:text-properties fo:font-size="14pt" style:text-underline-style="none" officeooo:rsid="0025c10f" officeooo:paragraph-rsid="0025c10f" style:font-size-asian="12.25pt" style:font-size-complex="14pt"/>
    </style:style>
    <style:style style:name="P13" style:family="paragraph" style:parent-style-name="Standard">
      <style:text-properties fo:font-size="14pt" style:text-underline-style="none" officeooo:rsid="00262c77" officeooo:paragraph-rsid="00262c77" style:font-size-asian="12.25pt" style:font-size-complex="14pt"/>
    </style:style>
    <style:style style:name="P14" style:family="paragraph" style:parent-style-name="Standard">
      <style:text-properties fo:font-size="14pt" style:text-underline-style="none" officeooo:rsid="0027447b" officeooo:paragraph-rsid="0027447b" style:font-size-asian="12.25pt" style:font-size-complex="14pt"/>
    </style:style>
    <style:style style:name="P15" style:family="paragraph" style:parent-style-name="Standard">
      <style:text-properties fo:font-size="14pt" style:text-underline-style="none" officeooo:rsid="0028088a" officeooo:paragraph-rsid="0028088a" style:font-size-asian="12.25pt" style:font-size-complex="14pt"/>
    </style:style>
    <style:style style:name="P16" style:family="paragraph" style:parent-style-name="Standard">
      <style:text-properties officeooo:paragraph-rsid="0025c10f"/>
    </style:style>
    <style:style style:name="T1" style:family="text">
      <style:text-properties fo:font-size="26pt" style:font-size-asian="22.75pt" style:font-size-complex="26pt"/>
    </style:style>
    <style:style style:name="T2" style:family="text">
      <style:text-properties fo:font-size="32pt" style:font-size-asian="32pt" style:font-size-complex="32pt"/>
    </style:style>
    <style:style style:name="T3" style:family="text">
      <style:text-properties officeooo:rsid="00207e46"/>
    </style:style>
    <style:style style:name="T4" style:family="text">
      <style:text-properties fo:font-size="14pt" style:text-underline-style="none" officeooo:rsid="0025c10f" style:font-size-asian="12.25pt" style:font-size-complex="14pt"/>
    </style:style>
    <style:style style:name="T5" style:family="text">
      <style:text-properties fo:font-size="14pt" style:text-underline-style="none" fo:font-weight="bold" officeooo:rsid="0025c10f" style:font-size-asian="12.25pt" style:font-weight-asian="bold" style:font-size-complex="14pt" style:font-weight-complex="bold"/>
    </style:style>
    <style:style style:name="T6" style:family="text">
      <style:text-properties officeooo:rsid="0020e3ec"/>
    </style:style>
    <style:style style:name="T7" style:family="text">
      <style:text-properties officeooo:rsid="00229c86"/>
    </style:style>
    <style:style style:name="T8" style:family="text">
      <style:text-properties officeooo:rsid="0023c1bc"/>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officeooo:rsid="002548dc"/>
    </style:style>
    <style:style style:name="T12" style:family="text">
      <style:text-properties officeooo:rsid="0025c10f"/>
    </style:style>
    <style:style style:name="T13" style:family="text">
      <style:text-properties fo:font-weight="bold" style:font-weight-asian="bold" style:font-weight-complex="bold"/>
    </style:style>
    <style:style style:name="T14" style:family="text">
      <style:text-properties officeooo:rsid="00262c77"/>
    </style:style>
    <style:style style:name="T15" style:family="text">
      <style:text-properties officeooo:rsid="002745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p>
      <text:p text:style-name="P1"><text:span text:style-name="T2"/></text:p>
      <text:p text:style-name="P1"><text:span text:style-name="T2"/></text:p>
      <text:p text:style-name="P1"><text:span text:style-name="T2"/></text:p>
      <text:p text:style-name="P1"><text:span text:style-name="T2"><text:tab/><text:tab/><text:tab/><text:tab/>PRACTICA 1</text:span></text:p>
      <text:p text:style-name="P6"/>
      <text:p text:style-name="P6"><text:tab/> <text:s/>SERVICIOS TELEMÁTICOS</text:p>
      <text:p text:style-name="P6"/>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Jorge López Saura</text:span></text:p>
      <text:p text:style-name="P1"><text:span text:style-name="T1"/></text:p>
      <text:p text:style-name="P1"><text:span text:style-name="T1">Curso: 3º</text:span></text:p>
      <text:p text:style-name="P1"><text:span text:style-name="T1">Subgrupo: 1.2</text:span></text:p>
      <text:p text:style-name="P4"/>
      <text:p text:style-name="P4"><text:soft-page-break/>1.Descripción de la implementación del servicio web</text:p>
      <text:p text:style-name="P2"><text:span text:style-name="T1"/></text:p>
      <text:p text:style-name="P7">En primer lugar tras recibir la petición <text:span text:style-name="T11">HTTP</text:span> se procede <text:span text:style-name="T3">a leer los datos recibidos en el socket (mediante la función read).</text:span></text:p>
      <text:p text:style-name="P7"/>
      <text:p text:style-name="P8">El siguiente paso es parsear (mediante la <text:span text:style-name="T6">función</text:span> strtok) las cabeceras de la petición. En este caso se han tenido en cuenta la linea de solicitud, para realizar la validación y la cabecera “connection” para comprobar si la conexión a de ser persistente o no.</text:p>
      <text:p text:style-name="P8"/>
      <text:p text:style-name="P8">Para comprobar que una petición http es valida se comprueba que la linea de solicitud <text:span text:style-name="T6">contenga</text:span> el comando “GET” o “POST” , que la ruta introducida es valida (se comprueba mediante el uso de una <text:span text:style-name="T6">expresión</text:span> regular) <text:span text:style-name="T6">y que la versión de HTTP sea la 1.1 (HTTP/1.1).En el caso de que al menos una de estas tres condiciones sea falsa se devolverá como respuesta un “400 Bad Request” con un fichero html indicando que la petición no es valida.</text:span></text:p>
      <text:p text:style-name="P8"/>
      <text:p text:style-name="P9">Si la petición es valida se procede a buscar el recurso solicitado en el servidor. </text:p>
      <text:p text:style-name="P9"/>
      <text:p text:style-name="P9">En caso de que el directorio sea “/” se devuelve <text:span text:style-name="T7">un mensaje de respuesta “200 OK”</text:span> <text:span text:style-name="T7">con el </text:span><text:s/>fichero “index.html”.</text:p>
      <text:p text:style-name="P9"/>
      <text:p text:style-name="P9"><text:span text:style-name="T7">En el caso de que se quiera acceder a un directorio del servidor en el cual no se tengan permisos (para ello se comprueba si la ruta tiene la subcadena “..”) se devolverá un mensaje de respuesta <text:s/>“403 Fordbidden” con un fichero html indicando que no se puede acceder al directorio solicitado.</text:span></text:p>
      <text:p text:style-name="P9"/>
      <text:p text:style-name="P10">En el caso de que no se encuentre el recurso solicitado se devolverá un mensaje de respuesta “404 Not Found” con un fichero html indicando que no se encuentra el recurso.</text:p>
      <text:p text:style-name="P10"/>
      <text:p text:style-name="P10">Por ultimo, en otro caso se comprobará en primer lugar que la <text:span text:style-name="T8">extensión</text:span> del recurso solicitado esta soportada y en en ese <text:span text:style-name="T8">caso se</text:span> devolverá un mensaje de respuesta “200 OK” con el recurso <text:span text:style-name="T8">solicitado. En el caso de que la extensión no este soportada se devolverá un mensaje de respuesta “404 Not Found”.</text:span></text:p>
      <text:p text:style-name="P10"><text:span text:style-name="T9"/></text:p>
      <text:p text:style-name="P11">Los mensajes de respuesta HTTP “200 OK” se <text:span text:style-name="T12">envían</text:span> con las siguientes<text:span text:style-name="T13"> cabeceras</text:span>:</text:p>
      <text:p text:style-name="P11"/>
      <text:p text:style-name="P12"><text:span text:style-name="T13">Date</text:span>: Fecha y hora actual.</text:p>
      <text:p text:style-name="P12"/>
      <text:p text:style-name="P12"><text:span text:style-name="T13">Server</text:span>: Nombre y versión del software del servidor.</text:p>
      <text:p text:style-name="P12"/>
      <text:p text:style-name="P12"><text:span text:style-name="T13">Content-length</text:span>: Longitud en bytes del cuero de la respuesta.</text:p>
      <text:p text:style-name="P12"/>
      <text:p text:style-name="P12"><text:soft-page-break/><text:span text:style-name="T13">Connection</text:span>: Indica el tipo de conexión.</text:p>
      <text:p text:style-name="P12"/>
      <text:p text:style-name="P16"><text:span text:style-name="T5">Content-Type</text:span><text:span text:style-name="T4">: Tipo MIME que identifica el tipo de dato de la respuesta .</text:span></text:p>
      <text:p text:style-name="P12"/>
      <text:p text:style-name="P12"><text:span text:style-name="T13">Set-Cookie</text:span>: El servidor solicita al cliente que almacene una <text:span text:style-name="T14">cookie. En</text:span> este caso esta cabecera tiene dos atributos:</text:p>
      <text:p text:style-name="P12"/>
      <text:p text:style-name="P12">-counter: Indica el <text:span text:style-name="T14">numero de accesos al servidor</text:span></text:p>
      <text:p text:style-name="P12">-<text:span text:style-name="T14">expires: Indica la fecha y hora en que la cookie expirará.</text:span></text:p>
      <text:p text:style-name="P5"><text:span text:style-name="T1"/></text:p>
      <text:p text:style-name="P13">El envío del fichero solicitado se realiza en bloques de máximo 8 kb.</text:p>
      <text:p text:style-name="P13"/>
      <text:p text:style-name="P13">Los mensajes de respuesta “404 Not Found”, “403 Forbidden” y “400 Bad Request” tendrán las mismas cabeceras indicadas anteriormente menos la cabecera “Set-Cookie”.</text:p>
      <text:p text:style-name="P13"/>
      <text:p text:style-name="P14">En cuanto a la persistencia, como se ha mencionado anteriormente se comprueba la cabecera “connection ”de la petición HTTP. Si esta cabecera tiene el valor “keep-alive” la conexión será persistente, en caso de que tenga el valor “close” no será persistente.</text:p>
      <text:p text:style-name="P14"/>
      <text:p text:style-name="P14">La persistencia se ha implementado mediante el uso de la función “select” ,que comprueba si ha habido cambios en algún descriptor de fichero <text:span text:style-name="T15">y añade a un conjunto FD_SET los descriptores modificados. En este caso la función “select” solo comprueba un descriptor, el que se pasa como parámetro a la función “process_web_request”, ya que select se invoca dentro de esta función. Si este descriptor es modificado (la función “select” devuelve un valor mayor a cero) se procesara la petición, en caso contrario (la función “select” devuelve 0) <text:s/>debido a que se ha producido un timeout se cerrara la conexión.</text:span></text:p>
      <text:p text:style-name="P14"/>
      <text:p text:style-name="P15">En cuanto a las cookies, se utiliza un contador “cookieCounter” para comprobar el numero de accesos al servidor. Esta cookie se crea tras realizar la primera petición, y también se crea en el caso de que la cookie anterior haya expirado. Cuando se crea se le asigna el valor 1 al contador y se establece la fecha de expiración. Si el valor del contador llega a 10 se devolverá un mensaje de respuesta “403 Forbidden” indicando que no se puede acceder al recurso.</text:p>
      <text:p text:style-name="P13"/>
      <text:p text:style-name="P13"/>
      <text:p text:style-name="P3">2.Traza representativa del protocolo HTTP</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1:03:42.012173623</meta:creation-date>
    <dc:date>2019-03-20T14:18:05.393340550</dc:date>
    <meta:editing-duration>PT59M26S</meta:editing-duration>
    <meta:editing-cycles>6</meta:editing-cycles>
    <meta:generator>LibreOffice/5.1.6.2$Linux_X86_64 LibreOffice_project/10m0$Build-2</meta:generator>
    <meta:document-statistic meta:table-count="0" meta:image-count="0" meta:object-count="0" meta:page-count="3" meta:paragraph-count="30" meta:word-count="691" meta:character-count="4055" meta:non-whitespace-character-count="3378"/>
  </office:meta>
</office:document-meta>
</file>